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f5f97" officeooo:paragraph-rsid="000d0a47"/>
    </style:style>
    <style:style style:name="P2" style:family="paragraph" style:parent-style-name="Standard">
      <style:text-properties officeooo:rsid="000d0a47" officeooo:paragraph-rsid="000d0a47"/>
    </style:style>
    <style:style style:name="P3" style:family="paragraph" style:parent-style-name="Heading_20_1">
      <style:text-properties officeooo:rsid="000d0a47" officeooo:paragraph-rsid="000d0a47"/>
    </style:style>
    <style:style style:name="P4" style:family="paragraph" style:parent-style-name="Text_20_body" style:list-style-name="L1">
      <style:text-properties officeooo:rsid="000d0a47" officeooo:paragraph-rsid="000d0a47"/>
    </style:style>
    <style:style style:name="P5" style:family="paragraph" style:parent-style-name="Text_20_body" style:list-style-name="L1">
      <style:text-properties officeooo:rsid="000d0a47" officeooo:paragraph-rsid="000e15dd"/>
    </style:style>
    <style:style style:name="P6" style:family="paragraph" style:parent-style-name="Text_20_body" style:list-style-name="L1">
      <style:text-properties officeooo:rsid="000e9e79" officeooo:paragraph-rsid="000e9e79"/>
    </style:style>
    <style:style style:name="T1" style:family="text">
      <style:text-properties officeooo:rsid="000d0a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15dd" style:font-style-asian="normal" style:font-style-complex="normal"/>
    </style:style>
    <style:style style:name="T5" style:family="text">
      <style:text-properties officeooo:rsid="000e15d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5"/></text:p>
      <text:p text:style-name="P1">Ex_<text:span text:style-name="T1">Imprime_1</text:span></text:p>
      <text:p text:style-name="P2"/>
      <text:h text:style-name="P3" text:outline-level="1">Instructions</text:h>
      <text:list xml:id="list7417426905100350519" text:style-name="L1">
        <text:list-item>
          <text:p text:style-name="P4">Ouvrez Oxygen, et créez un nouveau document (Document&gt;Nouveau). Une fenêtre s’ouvre avec une série de fichiers : trouvez le fichier TEI P5, et cliquez sur “TEI P5 (All)”.</text:p>
        </text:list-item>
        <text:list-item>
          <text:p text:style-name="P4">Un teiHeader minimal vous est proposé : remplissez-le.</text:p>
        </text:list-item>
        <text:list-item>
          <text:p text:style-name="P5">Dans le front, encodez la page de titre. <text:span text:style-name="T5">A</text:span>fin de gagner du temps, vous trouverez une transcription <text:span text:style-name="T2">infra</text:span><text:span text:style-name="T3">. </text:span><text:span text:style-name="T4">Un facsimile se trouve dans le fichier, et est disponible en ligne : </text:span><text:a xlink:type="simple" xlink:href="http://gallica.bnf.fr/ark:/12148/bpt6k1510402v/f7.image" text:style-name="Internet_20_link" text:visited-style-name="Visited_20_Internet_20_Link"><text:span text:style-name="T4">http://gallica.bnf.fr/ark:/12148/bpt6k1510402v/f7.image</text:span></text:a></text:p>
        </text:list-item>
        <text:list-item>
          <text:p text:style-name="P6"><text:span text:style-name="T4">R</text:span><text:span text:style-name="T3">emarquez que vous trouvez dans le fichier l’image du fleuron : pensez à l’encoder aussi.</text:span></text:p>
        </text:list-item>
      </text:list>
      <text:h text:style-name="P3" text:outline-level="1">Transcription</text:h>
      <text:p text:style-name="P2"><text:s text:c="17"/>LES</text:p>
      <text:p text:style-name="P2"><text:s text:c="17"/>CHARACTERES</text:p>
      <text:p text:style-name="P2"><text:s text:c="17"/>DES PASSIONS.</text:p>
      <text:p text:style-name="P2"><text:s text:c="17"/>DERNIER VLOLVME</text:p>
      <text:p text:style-name="P2"><text:s text:c="17"/>Où il eſt traitté de la Nature des</text:p>
      <text:p text:style-name="P2"><text:s text:c="17"/>Cauſes &amp;amp; des Effects</text:p>
      <text:p text:style-name="P2"><text:s text:c="17"/>DES LARMES,</text:p>
      <text:p text:style-name="P2"><text:s text:c="17"/>DE LA CRAINTE,</text:p>
      <text:p text:style-name="P2"><text:s text:c="17"/>DV DESESPOIR.</text:p>
      <text:p text:style-name="P2"><text:s text:c="17"/>Par le Sieur DE LA CHAMBRE, Conſeiller du Roy en ſes</text:p>
      <text:p text:style-name="P2"><text:s text:c="17"/>Conſeils, &amp;amp; premier Medecin Ordinaire de ſa Majeſté.</text:p>
      <text:p text:style-name="P2"><text:s text:c="17"/>de la Garde.</text:p>
      <text:p text:style-name="P2"><text:s text:c="17"/>A PARIS,</text:p>
      <text:p text:style-name="P2"><text:s text:c="17"/>Chez IACQVES D'ALLIN,ruë Saint Iacques, au coin de</text:p>
      <text:p text:style-name="P2"><text:s text:c="17"/>la ruë de la Parcheminerie, à l'Image S. Eſtienne.</text:p>
      <text:p text:style-name="P2"><text:s text:c="17"/>M. DC. LXII.</text:p>
      <text:p text:style-name="P2"><text:s text:c="17"/>Auec Priuilege de ſa Majeſ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1:33.618450000</meta:creation-date>
    <dc:date>2018-02-11T11:50:06.621591000</dc:date>
    <meta:editing-duration>PT7M54S</meta:editing-duration>
    <meta:editing-cycles>4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25" meta:word-count="166" meta:character-count="1301" meta:non-whitespace-character-count="861"/>
  </office:meta>
</office:document-meta>
</file>